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b4bc4" officeooo:paragraph-rsid="001b4bc4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4bc4" officeooo:paragraph-rsid="001b4bc4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c6d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inistración de base de datos</text:p>
      <text:p text:style-name="P2">- proceso a la espera de peticiones se llaman demonios (demon) en este caso el SGBD.</text:p>
      <text:p text:style-name="P2">- conexión local (socket unix)</text:p>
      <text:p text:style-name="P2">- conexión remota red tcp/ip (socket tcp/ip <text:span text:style-name="T1">= ip + puerto tcp</text:span>)</text:p>
      <text:p text:style-name="P2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8:46:24.510729438</meta:creation-date>
    <dc:date>2017-03-15T19:04:09.066281520</dc:date>
    <meta:editing-duration>PT7M34S</meta:editing-duration>
    <meta:editing-cycles>1</meta:editing-cycles>
    <meta:document-statistic meta:table-count="0" meta:image-count="0" meta:object-count="0" meta:page-count="1" meta:paragraph-count="5" meta:word-count="39" meta:character-count="209" meta:non-whitespace-character-count="174"/>
    <meta:generator>LibreOffice/5.1.6.2$Linux_X86_64 LibreOffice_project/10m0$Build-2</meta:generator>
  </office:meta>
</office:document-meta>
</file>